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51cm" style:rel-column-width="16383*"/>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P1" style:family="paragraph" style:parent-style-name="Standard">
      <style:text-properties officeooo:paragraph-rsid="00007548"/>
    </style:style>
    <style:style style:name="P2" style:family="paragraph" style:parent-style-name="Standard">
      <style:text-properties officeooo:paragraph-rsid="00007548"/>
    </style:style>
    <style:style style:name="P3" style:family="paragraph" style:parent-style-name="Standard">
      <style:text-properties officeooo:rsid="0002504e" officeooo:paragraph-rsid="0002504e"/>
    </style:style>
    <style:style style:name="P4" style:family="paragraph" style:parent-style-name="Standard">
      <style:text-properties officeooo:rsid="00040f9e" officeooo:paragraph-rsid="00040f9e"/>
    </style:style>
    <style:style style:name="P5" style:family="paragraph" style:parent-style-name="Standard">
      <style:text-properties officeooo:rsid="00040f9e" officeooo:paragraph-rsid="000b19bd"/>
    </style:style>
    <style:style style:name="P6" style:family="paragraph" style:parent-style-name="Standard">
      <style:text-properties officeooo:rsid="0005408f" officeooo:paragraph-rsid="0005408f"/>
    </style:style>
    <style:style style:name="P7" style:family="paragraph" style:parent-style-name="Standard">
      <style:text-properties officeooo:rsid="0006b7f3" officeooo:paragraph-rsid="0006b7f3"/>
    </style:style>
    <style:style style:name="P8" style:family="paragraph" style:parent-style-name="Standard">
      <style:text-properties officeooo:rsid="0006b7f3" officeooo:paragraph-rsid="0006ecec"/>
    </style:style>
    <style:style style:name="P9" style:family="paragraph" style:parent-style-name="Standard">
      <style:text-properties officeooo:rsid="0006b7f3" officeooo:paragraph-rsid="0007fb44"/>
    </style:style>
    <style:style style:name="P10" style:family="paragraph" style:parent-style-name="Standard">
      <style:text-properties officeooo:rsid="0006ecec" officeooo:paragraph-rsid="0006b7f3"/>
    </style:style>
    <style:style style:name="P11" style:family="paragraph" style:parent-style-name="Standard">
      <style:text-properties officeooo:rsid="0006ecec" officeooo:paragraph-rsid="0006ecec"/>
    </style:style>
    <style:style style:name="P12" style:family="paragraph" style:parent-style-name="Standard">
      <style:text-properties officeooo:rsid="0007efcb" officeooo:paragraph-rsid="0007efcb"/>
    </style:style>
    <style:style style:name="P13" style:family="paragraph" style:parent-style-name="Standard">
      <style:text-properties officeooo:rsid="0007efcb" officeooo:paragraph-rsid="000b19bd"/>
    </style:style>
    <style:style style:name="P14" style:family="paragraph" style:parent-style-name="Standard">
      <style:text-properties officeooo:rsid="0007fb44" officeooo:paragraph-rsid="0007fb44"/>
    </style:style>
    <style:style style:name="P15" style:family="paragraph" style:parent-style-name="Standard">
      <style:text-properties officeooo:rsid="000970c0" officeooo:paragraph-rsid="000970c0"/>
    </style:style>
    <style:style style:name="P16" style:family="paragraph" style:parent-style-name="Standard">
      <style:text-properties officeooo:rsid="000b19bd" officeooo:paragraph-rsid="000b19bd"/>
    </style:style>
    <style:style style:name="P17" style:family="paragraph" style:parent-style-name="Standard">
      <style:text-properties officeooo:paragraph-rsid="0010743d"/>
    </style:style>
    <style:style style:name="P18" style:family="paragraph" style:parent-style-name="Standard">
      <style:text-properties officeooo:paragraph-rsid="00116251"/>
    </style:style>
    <style:style style:name="P19" style:family="paragraph" style:parent-style-name="Standard">
      <style:text-properties officeooo:paragraph-rsid="00123aee"/>
    </style:style>
    <style:style style:name="T1" style:family="text">
      <style:text-properties officeooo:rsid="0005408f"/>
    </style:style>
    <style:style style:name="T2" style:family="text">
      <style:text-properties officeooo:rsid="000686d0"/>
    </style:style>
    <style:style style:name="T3" style:family="text">
      <style:text-properties officeooo:rsid="0006b7f3"/>
    </style:style>
    <style:style style:name="T4" style:family="text">
      <style:text-properties officeooo:rsid="0007efcb"/>
    </style:style>
    <style:style style:name="T5" style:family="text">
      <style:text-properties officeooo:rsid="0007fb44"/>
    </style:style>
    <style:style style:name="T6" style:family="text">
      <style:text-properties officeooo:rsid="000b19bd"/>
    </style:style>
    <style:style style:name="T7" style:family="text">
      <style:text-properties officeooo:rsid="000b7fce"/>
    </style:style>
    <style:style style:name="T8" style:family="text">
      <style:text-properties officeooo:rsid="0010743d"/>
    </style:style>
    <style:style style:name="T9" style:family="text">
      <style:text-properties officeooo:rsid="00116251"/>
    </style:style>
    <style:style style:name="T10" style:family="text">
      <style:text-properties officeooo:rsid="001429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Game Design 6.9. </text:p>
      <text:p text:style-name="P19"/>
      <text:p text:style-name="P19">Zielplattform</text:p>
      <text:p text:style-name="P19"/>
      <text:p text:style-name="P19">In Bezug auf potentielle Zielplattformen, würden dem fertigen Spiele eine Vielzahl an Möglichkeiten offen stehen. Das Werkstück wurde nur für die Benutzung eines Computers programmiert, da dieses Medium die besten Voraussetzungen für Leistung und Performance mit sich bringt. Jedoch wären wohl weitere Zielplattformen, auf denen eine Veröffentlichung Potential bergen würde, Smartphones und Tabletts. Die einfache Steuerung und die geringen Leistungsanforderungen des Spiels, würden sich perfekt für mobile Endgeräte eigenen. Zudem gibt es in diesem Bereich vergleichsweise wenig Spiele, die eine tiefer-greifende Story bieten. Eine Umsetzung wäre auf anderen Plattformen, wie beispielsweise Videospielkonsolen denkbar, jedoch würden sich hier die meisten Elemente, insbesondere in Bezug auf eine innovative Nutzung, kaum von der Version für die Benutzung auf einem Computer unterscheiden. </text:p>
      <text:p text:style-name="P1"/>
      <text:p text:style-name="P1"/>
      <text:p text:style-name="P1"/>
      <text:p text:style-name="P1"/>
      <text:p text:style-name="P17"/>
      <text:p text:style-name="P17">Der Spieler übernimmt die Rolle <text:span text:style-name="T8">der</text:span> <text:span text:style-name="T10">Spielfigur</text:span>, die er mit den Pfeiltasten, oder den „W“,“A“,“S“,“D“-Tasten über <text:span text:style-name="T8">das vordergründige</text:span> Dampfschiff bewegen kann. </text:p>
      <text:p text:style-name="P17">Der Spieler kann das Dampfschiff im realisierten Werkstück nicht verlassen. Auf dem Dampfschiff befinden sich weitere Personen. Bewegt sich der Spieler zu einer dieser Personen <text:span text:style-name="T8">k</text:span>ann er durch das betätigen der Leertaste ein Gespräch mit diesen Charakteren beginnen. Beginnt der <text:span text:style-name="T8">Spieler-</text:span>Charakter ein Gespräch mit einem <text:span text:style-name="T8">anderen Besatzungsmitglied</text:span> wird der Dialog, der beteiligten Charaktere in einer Dialog-Box am unteren <text:span text:style-name="T8">Rand</text:span> des Bildschirms angezeigt. </text:p>
      <text:p text:style-name="P17">Der Spieler kann durch <text:span text:style-name="T8">wiederholtes</text:span> betätigen der Leertasten, sich durch die einzelnen Zeilen <text:span text:style-name="T8">d</text:span>es Dialoges weiterklicken. </text:p>
      <text:p text:style-name="P17"/>
      <text:p text:style-name="P17"><text:span text:style-name="T8">Verschiedene Bedingungen,</text:span> wie Beispielsweise einem vollendete<text:span text:style-name="T8">s</text:span> Gespräch mit sämtlichen an Bord befindlichen <text:span text:style-name="T8">Charakteren</text:span>, können Ereignisse <text:span text:style-name="T8">auslösen</text:span>. Diese Ereignisse tragen meistens indirekt, oder direkt zur Entwicklung der Geschichte bei. Die <text:span text:style-name="T8">implementierten Gesprächsdialoge der einzelnen Charaktere</text:span>, werden abhängig von den vorkommenden Ereignissen, <text:span text:style-name="T8">upgedatet und bieten so immer wieder neue Dialoge zwischen den Charakteren.</text:span></text:p>
      <text:p text:style-name="P17"><text:span text:style-name="T8">Der Spieler muss sich fortwährend durch das Spiel, mit den anderen Besatzungsmitgliedern</text:span> unterhalten um das Spielgeschehen <text:span text:style-name="T8">aktiv </text:span>voran zu bringen. </text:p>
      <text:p text:style-name="P17"/>
      <text:p text:style-name="P18">Durch die <text:span text:style-name="T8">Erfüllung bestimmter Bedienungen, oder durch bestimme Ereignisse</text:span>, werden <text:span text:style-name="T8">zudem immer wieder</text:span> sog. Cutscenes, <text:span text:style-name="T8">geskriptete Dialog-Ereignisse</text:span> ausgelöst. Diese s<text:span text:style-name="T9">tellen</text:span> meistens ein Gespräch der Besatzung, während eines aktiven Ereignisses dar. </text:p>
      <text:p text:style-name="P18">Während dieser Cutscenes, kann der Spieler nicht aktiv in das Gespräch eingreifen <text:span text:style-name="T9">und keine weiteren Gespräche führen,</text:span> da hier meistens, für den <text:span text:style-name="T9">V</text:span>erlauf der Geschichte, <text:span text:style-name="T9">narrativ</text:span>l wichtige Punkte erläutert werden und ein Eingreifen des Spieler, den Spannungsaufbau <text:span text:style-name="T9">und die Erzählweise</text:span> massiv stören würde. </text:p>
      <text:p text:style-name="P18"/>
      <text:p text:style-name="P18">In der realisierten Werkstückversion, hat es keine Auswirkungen in welcher Reihenfolge sich der Spieler mit den Mitgliedern der Besatzung unterhält. Der Spieler kann auch keine <text:span text:style-name="T9">u</text:span>nterschiedlichen Dialog-Antworten auswählen, da eine <text:span text:style-name="T9">Implementierung</text:span> dieser Funktionen, denn gesetzten Zeitrahmen für die Informationstechnische Umsetzung überschritten hätte. </text:p>
      <text:p text:style-name="P18">In einer vollständig realisierten Version des Spiels, wäre es jedoch möglich in Gesprächen den Charakteren unterschiedliche Antworten zu geben, welche entsprechend den Verlauf der Geschichte <text:soft-page-break/>beeinflussen. In der realisierten Demoversion, gibt es für das realisierte Level, einen linearen <text:span text:style-name="T9">Spielablauf</text:span>, der Spieler hat keinen direkten Einfluss darauf, wie sich das Spiel entwickelt. </text:p>
      <text:p text:style-name="P18"/>
      <text:p text:style-name="P1"/>
      <text:p text:style-name="P1"/>
      <text:p text:style-name="P3">Das Beziehungssystem</text:p>
      <text:p text:style-name="P3"/>
      <text:p text:style-name="P3">Das Beziehungssystem stellt, die Auswirkungen, der <text:span text:style-name="T2">Gesprächsentscheidungen</text:span> des Spielers dar, es wurde aufgrund der zeitlichen Rahmenbedingungen nicht in den fertigen <text:span text:style-name="T2">Prototypen</text:span> implementiert sondern stellt einen theoretischen Aspekt, der <text:span text:style-name="T2">Spielkonzeption</text:span> dar.</text:p>
      <text:p text:style-name="P3"/>
      <text:p text:style-name="P3">Der Spieler hat in einigen <text:span text:style-name="T2">Spielszenen</text:span> verschiedene Möglichkeiten um auf Dialoge, oder <text:span text:style-name="T2">Ereignisse</text:span> zu reagieren. <text:span text:style-name="T3">Da jeder Charakter, eigene Meinungen und Ansichten zu bestimmten Themen besitzt, verändert sich je nach Entscheidung des Spielers auch das Verhältnis, zu den anderen Mitgliedern der Crew.</text:span></text:p>
      <text:p text:style-name="P3"/>
      <text:p text:style-name="P7">Ereignisse werden in die Folgenden Themen-Kategorien eingeteilt.</text:p>
      <text:p text:style-name="P7"/>
      <text:p text:style-name="P7">Hierarchische Entscheidungen</text:p>
      <text:p text:style-name="P14">Diese Ereignisse betreffen Entscheidung, bezüglich der Hierarchie an Bord, trifft der Spieler Entscheidungen.</text:p>
      <text:p text:style-name="P7"/>
      <text:p text:style-name="P14">Moralische</text:p>
      <text:p text:style-name="P7"/>
      <text:p text:style-name="P7">Courage Entscheidungen</text:p>
      <text:p text:style-name="P7"/>
      <text:p text:style-name="P11">Jeder Charakter besitzt zu diesen Eigenschaften, die Einstellung, Befürwortend, Ablehnend, oder Neutral.</text:p>
      <text:p text:style-name="P7"/>
      <text:p text:style-name="P7"/>
      <text:p text:style-name="P10"/>
      <text:p text:style-name="P11"/>
      <text:p text:style-name="P11"/>
      <table:table table:name="Tabelle1" table:style-name="Tabelle1">
        <table:table-column table:style-name="Tabelle1.A" table:number-columns-repeated="4"/>
        <table:table-row>
          <table:table-cell table:style-name="Tabelle1.A1" office:value-type="string">
            <text:p text:style-name="P8">Ranger</text:p>
            <text:p text:style-name="P8"/>
            <text:p text:style-name="P8"><text:span text:style-name="T4">Disziplin</text:span><text:line-break/><text:span text:style-name="T5">Ablehnend</text:span></text:p>
            <text:p text:style-name="P14">Moral</text:p>
            <text:p text:style-name="P14">Humanistisch</text:p>
            <text:p text:style-name="P8">Courage Einstellung:</text:p>
            <text:p text:style-name="P11">Neutral</text:p>
          </table:table-cell>
          <table:table-cell table:style-name="Tabelle1.A1" office:value-type="string">
            <text:p text:style-name="P11">Sepoy</text:p>
            <text:p text:style-name="P11"/>
            <text:p text:style-name="P8"><text:span text:style-name="T4">Disziplin</text:span><text:line-break/><text:span text:style-name="T6">Befürwortend</text:span></text:p>
            <text:p text:style-name="P14">Moral</text:p>
            <text:p text:style-name="P14">Fragwürdig</text:p>
            <text:p text:style-name="P8">Courage Einstellung:</text:p>
            <text:p text:style-name="P15">Mutig</text:p>
          </table:table-cell>
          <table:table-cell table:style-name="Tabelle1.A1" office:value-type="string">
            <text:p text:style-name="P11">Skipper</text:p>
            <text:p text:style-name="P11"/>
            <text:p text:style-name="P9"><text:span text:style-name="T4">Disziplin</text:span><text:line-break/><text:span text:style-name="T5">Ablehnend</text:span></text:p>
            <text:p text:style-name="P14">Moral</text:p>
            <text:p text:style-name="P14">Humanistisch</text:p>
            <text:p text:style-name="P8">Courage Einstellung:</text:p>
            <text:p text:style-name="P11">Vorsichtig</text:p>
          </table:table-cell>
          <table:table-cell table:style-name="Tabelle1.D1" office:value-type="string">
            <text:p text:style-name="P11">Kommandant</text:p>
            <text:p text:style-name="P8"/>
            <text:p text:style-name="P9"><text:span text:style-name="T4">Disziplin</text:span><text:line-break/><text:span text:style-name="T6">Befürwortend</text:span></text:p>
            <text:p text:style-name="P14">Moral</text:p>
            <text:p text:style-name="P14">fragwürdig</text:p>
            <text:p text:style-name="P8">Courage Einstellung:</text:p>
            <text:p text:style-name="P11">Neutral</text:p>
          </table:table-cell>
        </table:table-row>
      </table:table>
      <text:p text:style-name="P11"/>
      <text:p text:style-name="P8"/>
      <text:p text:style-name="P11"/>
      <text:p text:style-name="P11"/>
      <text:p text:style-name="P11"/>
      <text:p text:style-name="P3"/>
      <text:p text:style-name="P3"/>
      <text:p text:style-name="P3"/>
      <text:p text:style-name="P4"><text:span text:style-name="T1">Theoretisches </text:span>Beispiel eines <text:span text:style-name="T6">Bedeutungsrelevanten</text:span> Ereignisses</text:p>
      <text:p text:style-name="P4"/>
      <text:p text:style-name="P12">Der Skipper <text:span text:style-name="T6">fragt</text:span> den Spieler, ob dieser mit ihm einen Schluck Whisky trinken möchte.</text:p>
      <text:p text:style-name="P12"><text:soft-page-break/></text:p>
      <text:p text:style-name="P12">Dem Spieler Stehen nun folgende Antwortmöglichkeiten offen.</text:p>
      <text:p text:style-name="P12"/>
      <text:p text:style-name="P12">„<text:span text:style-name="T6">Ja gerne!“ (Disziplin ablehnende Entscheidung)<text:line-break/><text:line-break/>„Danke, aber grade nicht, vielleicht ein anderes Mal.“ (neutrale Entscheidung)</text:span></text:p>
      <text:p text:style-name="P12"/>
      <text:p text:style-name="P5">„<text:span text:style-name="T6">Sie steuern das Schiff … ich finde nicht das sie Trinken sollten!“ (Disziplin befürwortende Entscheidung)</text:span></text:p>
      <text:p text:style-name="P4"/>
      <text:p text:style-name="P4"/>
      <text:p text:style-name="P4"/>
      <text:p text:style-name="P4"/>
      <text:p text:style-name="P16">Weiteres Beispiel:</text:p>
      <text:p text:style-name="P16"/>
      <text:p text:style-name="P16">Das Schiff passiert ein verödetes Dorf, scheinbar vom Krieg zerstört, der Kommandant äußert sich dazu: „Verdammtes Rebellen-Pack!“</text:p>
      <text:p text:style-name="P16"/>
      <text:p text:style-name="P13">Dem Spieler Stehen nun folgende Antwortmöglichkeiten offen.</text:p>
      <text:p text:style-name="P13"/>
      <text:p text:style-name="P13">„<text:span text:style-name="T7">Ich hoffe man hängt sie!“ (moralisch fragwürdige Antwort)<text:line-break/><text:line-break/>„Wer immer das war wird hoffentlich zur Rechenschaft gezogen.“ (neutrale Entscheidung)</text:span></text:p>
      <text:p text:style-name="P13"/>
      <text:p text:style-name="P5">„<text:span text:style-name="T7">Vielleicht waren das ja unsere Leute … die zerstören schließlich auch Dörfer!“ (moralisch humanistische Antwort)</text:span></text:p>
      <text:p text:style-name="P4"/>
      <text:p text:style-name="P4"/>
      <text:p text:style-name="P4"><text:span text:style-name="T1">Da die, sich an Bord befindlichen Charaktere </text:span>Die vom Spieler getroffenen Entscheidungen, wirken sich fortwährend auf den gesamten Spielverlauf aus. </text:p>
      <text:p text:style-name="P4"/>
      <text:p text:style-name="P4"/>
      <text:p text:style-name="P4"/>
      <text:p text:style-name="P6">Theoretisches Beispielereignis, basierend auf den Folgen, der Spielerentscheidung</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4T15:28:51.933000000</meta:creation-date>
    <dc:date>2018-01-25T00:35:48.461000000</dc:date>
    <meta:editing-duration>PT1H2M47S</meta:editing-duration>
    <meta:editing-cycles>13</meta:editing-cycles>
    <meta:generator>LibreOffice/5.3.7.2$Windows_X86_64 LibreOffice_project/6b8ed514a9f8b44d37a1b96673cbbdd077e24059</meta:generator>
    <meta:document-statistic meta:table-count="1" meta:image-count="0" meta:object-count="0" meta:page-count="3" meta:paragraph-count="57" meta:word-count="745" meta:character-count="5846" meta:non-whitespace-character-count="5145"/>
  </office:meta>
</office:document-meta>
</file>